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71cm" fo:min-width="7.755cm"/>
    </style:style>
    <style:style style:name="gr2" style:family="graphic" style:parent-style-name="standard">
      <style:graphic-properties draw:textarea-horizontal-align="justify" draw:textarea-vertical-align="middle" draw:auto-grow-height="false" fo:min-height="2.671cm" fo:min-width="4.707cm"/>
    </style:style>
    <style:style style:name="gr3" style:family="graphic" style:parent-style-name="standard">
      <style:graphic-properties draw:fill-color="#cc9900" draw:textarea-horizontal-align="justify" draw:textarea-vertical-align="middle" draw:auto-grow-height="false" fo:min-height="2.417cm" fo:min-width="0.482cm"/>
    </style:style>
    <style:style style:name="gr4" style:family="graphic" style:parent-style-name="standard">
      <style:graphic-properties draw:fill-color="#ff3300" draw:textarea-horizontal-align="justify" draw:textarea-vertical-align="middle" draw:auto-grow-height="false" fo:min-height="2.417cm" fo:min-width="0.48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417cm" fo:min-width="0.483cm"/>
    </style:style>
    <style:style style:name="gr6" style:family="graphic" style:parent-style-name="standard">
      <style:graphic-properties draw:fill-color="#0066ff" draw:textarea-horizontal-align="justify" draw:textarea-vertical-align="middle" draw:auto-grow-height="false" fo:min-height="2.417cm" fo:min-width="0.482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2.417cm" fo:min-width="0.482cm"/>
    </style:style>
    <style:style style:name="gr8" style:family="graphic" style:parent-style-name="standard">
      <style:graphic-properties draw:textarea-horizontal-align="justify" draw:textarea-vertical-align="middle" draw:auto-grow-height="false" fo:min-height="2.671cm" fo:min-width="2.1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/>
    </style:style>
    <style:style style:name="P3" style:family="paragraph">
      <loext:graphic-properties draw:fill-color="#cc9900"/>
      <style:paragraph-properties fo:text-align="center"/>
      <style:text-properties fo:font-size="11pt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-color="#ff3300"/>
      <style:paragraph-properties fo:text-align="center"/>
      <style:text-properties fo:font-size="12pt"/>
    </style:style>
    <style:style style:name="P6" style:family="paragraph">
      <loext:graphic-properties draw:fill-color="#ffffff"/>
      <style:paragraph-properties fo:text-align="center"/>
      <style:text-properties fo:font-size="12pt"/>
    </style:style>
    <style:style style:name="P7" style:family="paragraph">
      <loext:graphic-properties draw:fill-color="#0066ff"/>
      <style:paragraph-properties fo:text-align="center"/>
      <style:text-properties fo:font-size="12pt"/>
    </style:style>
    <style:style style:name="P8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2.921cm" svg:x="6.588cm" svg:y="4.048cm">
          <text:p text:style-name="P1">HEDS-904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07cm" svg:height="2.921cm" svg:x="6.842cm" svg:y="17.383cm">
          <text:p text:style-name="P1"><text:span text:style-name="T1"><text:s/></text:span><text:span text:style-name="T1"><text:a xlink:href="http://www.lsicsi.com/pdfs/Data_Sheets/LS7366R.pdf" xlink:type="simple">LS7366R</text:a></text:span></text:p>
          <text:p text:style-name="P1"><text:span text:style-name="T1">Pulse Count9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82cm" svg:height="2.667cm" svg:x="7.223cm" svg:y="6.969cm">
          <text:p text:style-name="P2">1</text:p>
          <text:p text:style-name="P2">Gnd</text:p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82cm" svg:height="2.667cm" svg:x="8.533cm" svg:y="6.969cm">
          <text:p text:style-name="P4">2</text:p>
          <text:p text:style-name="P4">CH</text:p>
          <text:p text:style-name="P4">I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983cm" svg:height="2.667cm" svg:x="9.843cm" svg:y="6.969cm">
          <text:p text:style-name="P4">3</text:p>
          <text:p text:style-name="P4">CH</text:p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982cm" svg:height="2.667cm" svg:x="11.154cm" svg:y="6.969cm">
          <text:p text:style-name="P4">4</text:p>
          <text:p text:style-name="P4">Vcc</text:p>
          <text:p text:style-name="P4">(5v)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982cm" svg:height="2.667cm" svg:x="12.464cm" svg:y="6.969cm">
          <text:p text:style-name="P4">5</text:p>
          <text:p text:style-name="P4">CH</text:p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67cm" svg:height="2.921cm" svg:x="7.604cm" svg:y="12.049cm">
          <text:p text:style-name="P1"><text:span text:style-name="T1">Logic</text:span></text:p>
          <text:p text:style-name="P1"><text:span text:style-name="T1">Invert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language="en" fo:country="US" style:letter-kerning="true" style:font-name-asian="F" style:font-family-generic-asian="roman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font-name="Liberation Serif" fo:font-family="'Liberation Serif', 'Times New Roman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style:font-name="Liberation Sans1" fo:font-family="'Liberation Sans', Arial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fo:color="#808080" style:font-name="Liberation Sans1" fo:font-family="'Liberation Sans', Arial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</style:style>
    <style:style style:name="Table_20_Heading" style:display-name="Table Heading" style:family="graphic">
      <style:paragraph-properties fo:text-align="center" style:text-autospace="none" style:writing-mode="lr-tb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style-asian="italic" style:font-style-complex="italic"/>
    </style:style>
    <style:style style:name="Index" style:family="graphic">
      <style:paragraph-properties fo:text-align="start" style:text-autospace="none" style:writing-mode="lr-tb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1T12:11:22.689780579</meta:creation-date>
    <dc:date>2016-12-11T22:02:46.339536441</dc:date>
    <meta:editing-duration>PT38M28S</meta:editing-duration>
    <meta:editing-cycles>3</meta:editing-cycles>
    <meta:generator>LibreOffice/5.1.4.2$Linux_X86_64 LibreOffice_project/10m0$Build-2</meta:generator>
    <meta:document-statistic meta:object-count="8"/>
  </office:meta>
</office:document-meta>
</file>